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00100000BD10000192181E180F9B6E0BFEC.svg" manifest:media-type="image/svg+xml"/>
  <manifest:file-entry manifest:full-path="Pictures/100000010000009A00000147CED2F88D79D08E2D.png" manifest:media-type="image/png"/>
  <manifest:file-entry manifest:full-path="Pictures/10000001000001E30000040A49A4D3A7BC242DE3.png" manifest:media-type="image/png"/>
  <manifest:file-entry manifest:full-path="Pictures/10001BFA00004A3F00009EC037D59E1177E2F559.wmf" manifest:media-type="image/x-wmf"/>
  <manifest:file-entry manifest:full-path="Pictures/1000000100000442000001CB75FA4663B571DF73.png" manifest:media-type="image/png"/>
  <manifest:file-entry manifest:full-path="Pictures/10003DE600009EC0000042E019DBE2CC145B73AA.wmf" manifest:media-type="image/x-wmf"/>
  <manifest:file-entry manifest:full-path="Pictures/10000001000003860000025CBBC7287A2ED8F14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opacity="0%" draw:fill-color="#ed1c2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ffec00" draw:textarea-horizontal-align="justify" draw:textarea-vertical-align="middle" draw:auto-grow-height="false" fo:min-height="0.873cm" fo:min-width="6.099cm"/>
      <style:paragraph-properties style:writing-mode="lr-tb"/>
    </style:style>
    <style:style style:name="gr5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  <style:paragraph-properties style:writing-mode="lr-tb"/>
    </style:style>
    <style:style style:name="gr6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8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ec00"/>
      <style:paragraph-properties fo:text-align="center"/>
      <style:text-properties fo:color="#ed1c24" loext:opacity="100%" style:font-name="Arial" fo:font-size="11pt"/>
    </style:style>
    <style:style style:name="P5" style:family="paragraph">
      <loext:graphic-properties draw:fill-color="#f58220"/>
      <style:paragraph-properties fo:text-align="center"/>
      <style:text-properties fo:color="#ffffff" loext:opacity="100%" style:font-name="Arial" fo:font-size="11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T1" style:family="text">
      <style:text-properties fo:color="#ed1c24" loext:opacity="100%" style:font-name="Arial" fo:font-size="11pt"/>
    </style:style>
    <style:style style:name="T2" style:family="text">
      <style:text-properties fo:color="#ffffff" loext:opacity="100%" style:font-name="Arial" fo:font-size="11pt"/>
    </style:style>
    <style:style style:name="T3" style:family="text">
      <style:text-properties fo:color="#000000" loext:opacity="100%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53cm" svg:x="7.003cm" svg:y="5.252cm">
          <draw:image xlink:href="Pictures/10000001000003860000025CBBC7287A2ED8F14E.png" xlink:type="simple" xlink:show="embed" xlink:actuate="onLoad" draw:mime-type="image/png">
            <text:p/>
          </draw:image>
        </draw:frame>
        <draw:path draw:style-name="gr2" draw:text-style-name="P1" draw:layer="layout" svg:width="9.157cm" svg:height="3.628cm" draw:transform="skewX (-5.60457284637023E-017) rotate (2.04971467354214) translate (20.5cm 15.6cm)" svg:viewBox="0 0 9158 3629" svg:d="M0 0c6172 50 5905-89 9158 3629">
          <text:p/>
        </draw:path>
        <draw:frame draw:style-name="gr1" draw:text-style-name="P1" draw:layer="layout" svg:width="1.172cm" svg:height="0.491cm" draw:transform="skewX (-0.00610865238198016) rotate (2.08113060007804) translate (21.172cm 15.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8.533cm 13.43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7.958cm 12.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08113060007804) translate (20.272cm 14.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08113060007804) translate (19.673cm 1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7.397cm 11.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5) rotate (-1.6018631874804) translate (17.451cm 10.15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08113060007804) translate (19.073cm 1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5) rotate (1.538507735633) translate (18.451cm 10.83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1.22557020075042) translate (18.535cm 9.56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5) rotate (-1.70780467307645) translate (17.608cm 8.98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08) rotate (-1.88163946657509) translate (17.969cm 7.83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custom-shape draw:style-name="gr3" draw:text-style-name="P2" draw:layer="layout" svg:width="0.7cm" svg:height="0.7cm" svg:x="16.7cm" svg:y="7.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180.9264305177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7cm" svg:height="0.7cm" svg:x="15.369cm" svg:y="9.453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180.9264305177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599cm" svg:height="1.123cm" svg:x="10.4cm" svg:y="8.2cm">
          <text:p text:style-name="P3"><text:span text:style-name="T1">Standort Sanität /Rettungsfahrzeug.</text:span></text:p>
          <text:p text:style-name="P3"><text:span text:style-name="T1">Hier Gitter nicht zusammenhängen!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5cm" svg:height="1.4cm" svg:x="12.35cm" svg:y="10.8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frame draw:style-name="gr1" draw:text-style-name="P1" draw:layer="layout" svg:width="0.65cm" svg:height="1.4cm" svg:x="9.6cm" svg:y="11.5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custom-shape draw:style-name="gr5" draw:text-style-name="P5" draw:layer="layout" svg:width="4cm" svg:height="0.7cm" svg:x="13.9cm" svg:y="14cm">
          <text:p text:style-name="P3"><text:span text:style-name="T2">Fussgängerübergang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1cm" svg:y1="15.4cm" svg:x2="21cm" svg:y2="13.9cm">
          <text:p/>
        </draw:line>
        <draw:frame draw:style-name="gr7" draw:text-style-name="P7" draw:layer="layout" svg:width="4.1cm" svg:height="1.119cm" svg:x="13.1cm" svg:y="14.6cm">
          <draw:text-box>
            <text:p text:style-name="P6"><text:span text:style-name="T3">Marktplatz</text:span></text:p>
          </draw:text-box>
        </draw:frame>
        <draw:frame draw:style-name="gr7" draw:text-style-name="P7" draw:layer="layout" svg:width="4.527cm" svg:height="1.119cm" svg:x="14.629cm" svg:y="5.279cm">
          <draw:text-box>
            <text:p text:style-name="P6"><text:span text:style-name="T3">Eisengasse</text:span></text:p>
          </draw:text-box>
        </draw:frame>
        <draw:line draw:style-name="gr6" draw:text-style-name="P3" draw:layer="layout" svg:x1="9.5cm" svg:y1="13.4cm" svg:x2="13.3cm" svg:y2="12.3cm">
          <text:p/>
        </draw:line>
        <draw:frame draw:style-name="gr1" draw:text-style-name="P1" draw:layer="layout" svg:width="1.172cm" svg:height="0.49cm" draw:transform="skewX (-0.00610865238198008) rotate (-1.88163946657509) translate (18.588cm 5.48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1.22557020075042) translate (19.54cm 6.60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8" draw:text-style-name="P1" draw:layer="layout" svg:x1="17.8cm" svg:y1="7.9cm" svg:x2="18.2cm" svg:y2="6.5cm">
          <text:p/>
        </draw:line>
        <draw:line draw:style-name="gr8" draw:text-style-name="P1" draw:layer="layout" svg:x1="19cm" svg:y1="8.5cm" svg:x2="19.7cm" svg:y2="6.6cm">
          <text:p/>
        </draw:line>
        <draw:frame draw:style-name="gr9" draw:text-style-name="P3" draw:layer="layout" svg:width="0.66cm" svg:height="1.4cm" svg:x="17.9cm" svg:y="13.4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  <draw:frame draw:style-name="gr9" draw:text-style-name="P3" draw:layer="layout" svg:width="0.66cm" svg:height="1.4cm" svg:x="20.24cm" svg:y="12.4cm">
          <draw:image xlink:href="Pictures/1000500100000BD10000192181E180F9B6E0BFEC.svg" xlink:type="simple" xlink:show="embed" xlink:actuate="onLoad" draw:mime-type="image/svg+xml">
            <text:p/>
          </draw:image>
          <draw:image xlink:href="Pictures/100000010000009A00000147CED2F88D79D08E2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24T17:38:00.922700973</meta:creation-date>
    <dc:date>2022-08-18T16:33:02.622700835</dc:date>
    <meta:editing-duration>PT22M21S</meta:editing-duration>
    <meta:editing-cycles>7</meta:editing-cycles>
    <meta:generator>LibreOffice/7.3.4.2$MacOSX_X86_64 LibreOffice_project/728fec16bd5f605073805c3c9e7c4212a0120dc5</meta:generator>
    <meta:document-statistic meta:object-count="30"/>
  </office:meta>
</office:document-meta>
</file>